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paragraph-properties fo:line-height="200%" style:writing-mode="lr-tb"/>
      <style:text-properties style:text-position="0% 100%" style:font-name="Liberation Serif" fo:font-size="8pt" style:text-underline-style="none" fo:font-weight="normal" style:font-size-asian="8pt" style:font-weight-asian="normal" style:font-size-complex="8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7</text:p>
      <text:p text:style-name="P1">Date <text:s/>: 11.01.2011</text:p>
      <text:p text:style-name="P1"/>
      <text:p text:style-name="P7">AIM:</text:p>
      <text:p text:style-name="P8"><text:tab/></text:p>
      <text:p text:style-name="P8"><text:tab/>Implement a queue using two stacks.</text:p>
      <text:p text:style-name="P1"><text:line-break/></text:p>
      <text:p text:style-name="P7"><text:bookmark-start text:name="__DdeLink__676_2058507239"/>ALGORITHM:<text:bookmark-end text:name="__DdeLink__676_2058507239"/></text:p>
      <text:p text:style-name="P5"/>
      <text:p text:style-name="P6"><text:tab/>The following function returns TRUE if the given queue is full else returns FALSE.</text:p>
      <text:p text:style-name="P6">QueueFull(q)</text:p>
      <text:p text:style-name="P6">{</text:p>
      <text:p text:style-name="P6"><text:tab/>return (StackOverflow(q.s1) OR StackOverflow(q.s2))</text:p>
      <text:p text:style-name="P6">}</text:p>
      <text:p text:style-name="P6"/>
      <text:p text:style-name="P6"><text:tab/>The following function returns TRUE if the given queue is empty else returns FALSE.</text:p>
      <text:p text:style-name="P6">QueueEmpty(q)</text:p>
      <text:p text:style-name="P6">{</text:p>
      <text:p text:style-name="P6"><text:tab/>return (StackUnderflow(q.s1) AND StackUnderflow(q.s2))</text:p>
      <text:p text:style-name="P6">}</text:p>
      <text:p text:style-name="P4"><text:tab/>The following function Inserts a data 'data' at rear of queue 'q'.</text:p>
      <text:p text:style-name="P6">Insert(q,data)</text:p>
      <text:p text:style-name="P6">{</text:p>
      <text:p text:style-name="P6"><text:tab/>while(NOT StackUnderflow(q.s2))</text:p>
      <text:p text:style-name="P6"><text:tab/><text:tab/>Push(q.s1,Pop(q.s2))</text:p>
      <text:p text:style-name="P6"><text:tab/>Push(q.s1,data)</text:p>
      <text:p text:style-name="P6">}</text:p>
      <text:p text:style-name="P6"><text:tab/>The following function deletes an element from the front of given queue and returns it on success. Return 0 on failure.</text:p>
      <text:p text:style-name="P6">Delete(q)</text:p>
      <text:p text:style-name="P6">{</text:p>
      <text:p text:style-name="P6"><text:tab/>while(NOT StackUnderflow(q.s1))</text:p>
      <text:p text:style-name="P6"><text:tab/><text:tab/>Push(q.s2,Pop(q.s1))</text:p>
      <text:p text:style-name="P6"><text:tab/>return Pop(q.s2)</text:p>
      <text:p text:style-name="P3">}</text:p>
      <text:p text:style-name="P3"/>
      <text:p text:style-name="P3"/>
      <text:p text:style-name="P7">PROGRAM:</text:p>
      <text:p text:style-name="P10"/>
      <text:p text:style-name="P4">queue_using_stack.c</text:p>
      <text:p text:style-name="P4"/>
      <text:p text:style-name="P10">/* Author <text:tab/><text:tab/>: Rakesh Malik</text:p>
      <text:p text:style-name="P10"><text:s text:c="3"/>Date<text:tab/><text:tab/><text:tab/>: 11.01.2011</text:p>
      <text:p text:style-name="P10"><text:s text:c="3"/>Assignment no.<text:tab/>: 7</text:p>
      <text:p text:style-name="P10"><text:s text:c="3"/>Subject<text:tab/><text:tab/>: Implementing a queue using 2 stacks</text:p>
      <text:p text:style-name="P10">*/</text:p>
      <text:p text:style-name="P10"/>
      <text:p text:style-name="P10">#include &lt;stdio.h&gt;</text:p>
      <text:p text:style-name="P10">#include "stack.h"</text:p>
      <text:p text:style-name="P10"/>
      <text:p text:style-name="P10">typedef struct Queue</text:p>
      <text:p text:style-name="P10">{</text:p>
      <text:p text:style-name="P10"><text:tab/>Stack s1,s2;</text:p>
      <text:p text:style-name="P10">}Queue;</text:p>
      <text:p text:style-name="P10"/>
      <text:p text:style-name="P10">int Insert(Queue *q,int data);</text:p>
      <text:p text:style-name="P10">int Delete(Queue *q);</text:p>
      <text:p text:style-name="P10">int QueueFull(Queue q);</text:p>
      <text:p text:style-name="P10">int QueueEmpty(Queue q);</text:p>
      <text:p text:style-name="P10">void CreateQueue(Queue *q);</text:p>
      <text:p text:style-name="P10">void DisplayQueue(Queue *q);</text:p>
      <text:p text:style-name="P10"/>
      <text:p text:style-name="P10">int main()</text:p>
      <text:p text:style-name="P10">{</text:p>
      <text:p text:style-name="P10"><text:tab/>Queue q;</text:p>
      <text:p text:style-name="P10"><text:tab/>int choice,data;</text:p>
      <text:p text:style-name="P10"><text:tab/>CreateQueue(&amp;q);</text:p>
      <text:p text:style-name="P10"><text:tab/>printf("\nQueue using Stacks :");</text:p>
      <text:p text:style-name="P10"><text:tab/>printf("\n1. Insert");</text:p>
      <text:p text:style-name="P10"><text:tab/>printf("\n2. Delete");</text:p>
      <text:p text:style-name="P10"><text:tab/>printf("\n3. Check if empty");</text:p>
      <text:p text:style-name="P10"><text:tab/>printf("\n4. Check if full");</text:p>
      <text:p text:style-name="P10"><text:tab/>printf("\n5. Display");</text:p>
      <text:p text:style-name="P10"><text:tab/>printf("\n0. Exit");</text:p>
      <text:p text:style-name="P10"><text:tab/>while(1)</text:p>
      <text:p text:style-name="P10"><text:tab/>{</text:p>
      <text:p text:style-name="P10"><text:tab/><text:tab/>printf("\nEnter your choice_");</text:p>
      <text:p text:style-name="P10"><text:tab/><text:tab/>scanf("%d",&amp;choice);</text:p>
      <text:p text:style-name="P10"><text:tab/><text:tab/>switch(choice)</text:p>
      <text:p text:style-name="P10"><text:soft-page-break/><text:tab/><text:tab/>{</text:p>
      <text:p text:style-name="P10"><text:tab/><text:tab/><text:tab/>case 0:</text:p>
      <text:p text:style-name="P10"><text:tab/><text:tab/><text:tab/><text:tab/>return 0;</text:p>
      <text:p text:style-name="P10"><text:tab/><text:tab/><text:tab/>case 1:</text:p>
      <text:p text:style-name="P10"><text:tab/><text:tab/><text:tab/><text:tab/>printf("Enter data : ");</text:p>
      <text:p text:style-name="P10"><text:tab/><text:tab/><text:tab/><text:tab/>scanf("%d",&amp;data);</text:p>
      <text:p text:style-name="P10"><text:tab/><text:tab/><text:tab/><text:tab/>Insert(&amp;q,data);</text:p>
      <text:p text:style-name="P10"><text:tab/><text:tab/><text:tab/><text:tab/>break;</text:p>
      <text:p text:style-name="P10"><text:tab/><text:tab/><text:tab/>case 2:</text:p>
      <text:p text:style-name="P10"><text:tab/><text:tab/><text:tab/><text:tab/>Delete(&amp;q);</text:p>
      <text:p text:style-name="P10"><text:tab/><text:tab/><text:tab/><text:tab/>break;</text:p>
      <text:p text:style-name="P10"><text:tab/><text:tab/><text:tab/>case 3:</text:p>
      <text:p text:style-name="P10"><text:tab/><text:tab/><text:tab/><text:tab/>if(QueueEmpty(q))</text:p>
      <text:p text:style-name="P10"><text:tab/><text:tab/><text:tab/><text:tab/><text:tab/>printf("\nQueue empty");</text:p>
      <text:p text:style-name="P10"><text:tab/><text:tab/><text:tab/><text:tab/>else</text:p>
      <text:p text:style-name="P10"><text:tab/><text:tab/><text:tab/><text:tab/><text:tab/>printf("\nQueue not empty");</text:p>
      <text:p text:style-name="P10"><text:tab/><text:tab/><text:tab/><text:tab/>break;</text:p>
      <text:p text:style-name="P10"><text:tab/><text:tab/><text:tab/>case 4:</text:p>
      <text:p text:style-name="P10"><text:tab/><text:tab/><text:tab/><text:tab/>if(QueueFull(q))</text:p>
      <text:p text:style-name="P10"><text:tab/><text:tab/><text:tab/><text:tab/><text:tab/>printf("\nQueue full");</text:p>
      <text:p text:style-name="P10"><text:tab/><text:tab/><text:tab/><text:tab/>else</text:p>
      <text:p text:style-name="P10"><text:tab/><text:tab/><text:tab/><text:tab/><text:tab/>printf("\nQueue not full");</text:p>
      <text:p text:style-name="P10"><text:tab/><text:tab/><text:tab/><text:tab/>break;</text:p>
      <text:p text:style-name="P10"><text:tab/><text:tab/><text:tab/>case 5:</text:p>
      <text:p text:style-name="P10"><text:tab/><text:tab/><text:tab/><text:tab/>DisplayQueue(&amp;q);</text:p>
      <text:p text:style-name="P10"><text:tab/><text:tab/><text:tab/><text:tab/>break;</text:p>
      <text:p text:style-name="P10"><text:tab/><text:tab/>}</text:p>
      <text:p text:style-name="P10"><text:tab/>}</text:p>
      <text:p text:style-name="P10">}</text:p>
      <text:p text:style-name="P10"/>
      <text:p text:style-name="P10">int Insert(Queue *q,int data)</text:p>
      <text:p text:style-name="P10">{</text:p>
      <text:p text:style-name="P10"><text:tab/>while(!StackUnderflow(q-&gt;s2))</text:p>
      <text:p text:style-name="P10"><text:tab/><text:tab/>Push(&amp;q-&gt;s1,Pop(&amp;q-&gt;s2));</text:p>
      <text:p text:style-name="P10"><text:tab/>Push(&amp;q-&gt;s1,data);</text:p>
      <text:p text:style-name="P10">}</text:p>
      <text:p text:style-name="P10"/>
      <text:p text:style-name="P10">int Delete(Queue *q)</text:p>
      <text:p text:style-name="P10">{</text:p>
      <text:p text:style-name="P10"><text:tab/>while(!StackUnderflow(q-&gt;s1))</text:p>
      <text:p text:style-name="P10"><text:tab/><text:tab/>Push(&amp;q-&gt;s2,Pop(&amp;q-&gt;s1));</text:p>
      <text:p text:style-name="P10"><text:tab/>return Pop(&amp;q-&gt;s2);</text:p>
      <text:p text:style-name="P10">}</text:p>
      <text:p text:style-name="P10"/>
      <text:p text:style-name="P10">int QueueFull(Queue q)</text:p>
      <text:p text:style-name="P10">{</text:p>
      <text:p text:style-name="P10"><text:tab/>return StackOverflow(q.s1)||StackOverflow(q.s2);</text:p>
      <text:p text:style-name="P10">}</text:p>
      <text:p text:style-name="P10"/>
      <text:p text:style-name="P10">int QueueEmpty(Queue q)</text:p>
      <text:p text:style-name="P10">{</text:p>
      <text:p text:style-name="P10"><text:tab/>return StackUnderflow(q.s1)&amp;&amp;StackUnderflow(q.s2);</text:p>
      <text:p text:style-name="P10">}</text:p>
      <text:p text:style-name="P10"/>
      <text:p text:style-name="P10">void CreateQueue(Queue *q)</text:p>
      <text:p text:style-name="P10">{</text:p>
      <text:p text:style-name="P10"><text:tab/>CreateStack(&amp;q-&gt;s1);</text:p>
      <text:p text:style-name="P10"><text:tab/>CreateStack(&amp;q-&gt;s2);</text:p>
      <text:p text:style-name="P10">}</text:p>
      <text:p text:style-name="P10"/>
      <text:p text:style-name="P10">void DisplayQueue(Queue *q)</text:p>
      <text:p text:style-name="P10">{</text:p>
      <text:p text:style-name="P10"><text:tab/>while(!StackUnderflow(q-&gt;s2))</text:p>
      <text:p text:style-name="P10"><text:tab/><text:tab/>Push(&amp;q-&gt;s1,Pop(&amp;q-&gt;s2));</text:p>
      <text:p text:style-name="P10"><text:tab/>DisplayStack(q-&gt;s1);</text:p>
      <text:p text:style-name="P10">}</text:p>
      <text:p text:style-name="P10"/>
      <text:p text:style-name="P4">stack.h</text:p>
      <text:p text:style-name="P4"/>
      <text:p text:style-name="P10">/* Author <text:tab/><text:tab/>: Rakesh Malik</text:p>
      <text:p text:style-name="P10"><text:s text:c="3"/>Date<text:tab/><text:tab/><text:tab/>: 11.01.2011</text:p>
      <text:p text:style-name="P10"><text:s text:c="3"/>Subject<text:tab/><text:tab/>: Header for Stack Operations</text:p>
      <text:p text:style-name="P10">*/</text:p>
      <text:p text:style-name="P10"/>
      <text:p text:style-name="P10">#define MAX 100</text:p>
      <text:p text:style-name="P10"/>
      <text:p text:style-name="P10">typedef struct Stack</text:p>
      <text:p text:style-name="P10">{</text:p>
      <text:p text:style-name="P10"><text:tab/>int data[MAX],top;</text:p>
      <text:p text:style-name="P10">}Stack;</text:p>
      <text:p text:style-name="P10"/>
      <text:p text:style-name="P10">void CreateStack(Stack *s)</text:p>
      <text:p text:style-name="P10">{</text:p>
      <text:p text:style-name="P10"><text:soft-page-break/><text:tab/>s-&gt;top=-1;</text:p>
      <text:p text:style-name="P10">}</text:p>
      <text:p text:style-name="P10"/>
      <text:p text:style-name="P10">int StackUnderflow(Stack s)</text:p>
      <text:p text:style-name="P10">{</text:p>
      <text:p text:style-name="P10"><text:tab/>if(s.top&lt;=-1)</text:p>
      <text:p text:style-name="P10"><text:tab/><text:tab/>return 1;</text:p>
      <text:p text:style-name="P10"><text:tab/>else</text:p>
      <text:p text:style-name="P10"><text:tab/><text:tab/>return 0;</text:p>
      <text:p text:style-name="P10">}</text:p>
      <text:p text:style-name="P10"/>
      <text:p text:style-name="P10">int StackOverflow(Stack s)</text:p>
      <text:p text:style-name="P10">{</text:p>
      <text:p text:style-name="P10"><text:tab/>if(s.top&gt;=MAX)</text:p>
      <text:p text:style-name="P10"><text:tab/><text:tab/>return 1;</text:p>
      <text:p text:style-name="P10"><text:tab/>else</text:p>
      <text:p text:style-name="P10"><text:tab/><text:tab/>return 0;</text:p>
      <text:p text:style-name="P10">}</text:p>
      <text:p text:style-name="P10">int Push(Stack *s,int data)</text:p>
      <text:p text:style-name="P10">{</text:p>
      <text:p text:style-name="P10"><text:tab/>if(!StackOverflow(*s))</text:p>
      <text:p text:style-name="P10"><text:tab/>{</text:p>
      <text:p text:style-name="P10"><text:tab/><text:tab/>s-&gt;data[++s-&gt;top]=data;</text:p>
      <text:p text:style-name="P10"><text:tab/><text:tab/>return 1;</text:p>
      <text:p text:style-name="P10"><text:tab/>}</text:p>
      <text:p text:style-name="P10"><text:tab/>else</text:p>
      <text:p text:style-name="P10"><text:tab/><text:tab/>return 0;</text:p>
      <text:p text:style-name="P10">}</text:p>
      <text:p text:style-name="P10"/>
      <text:p text:style-name="P10">int Pop(Stack *s)</text:p>
      <text:p text:style-name="P10">{</text:p>
      <text:p text:style-name="P10"><text:tab/>if(!StackUnderflow(*s))</text:p>
      <text:p text:style-name="P10"><text:tab/><text:tab/>return s-&gt;data[s-&gt;top--];</text:p>
      <text:p text:style-name="P10"><text:tab/>else</text:p>
      <text:p text:style-name="P10"><text:tab/><text:tab/>return 0;</text:p>
      <text:p text:style-name="P10">}</text:p>
      <text:p text:style-name="P10"/>
      <text:p text:style-name="P10">int DisplayStack(Stack s)</text:p>
      <text:p text:style-name="P10">{</text:p>
      <text:p text:style-name="P10"><text:tab/>int i;</text:p>
      <text:p text:style-name="P10"><text:tab/>for(i=0;i&lt;=s.top;i++)</text:p>
      <text:p text:style-name="P10"><text:tab/><text:tab/>printf("%d ",s.data[i]);</text:p>
      <text:p text:style-name="P10">}</text:p>
      <text:p text:style-name="P9"/>
      <text:p text:style-name="P7">OUTPUT:</text:p>
      <text:p text:style-name="P7"/>
      <text:p text:style-name="P9">Queue using Stacks :</text:p>
      <text:p text:style-name="P9">1. Insert</text:p>
      <text:p text:style-name="P9">2. Delete</text:p>
      <text:p text:style-name="P9">3. Check if empty</text:p>
      <text:p text:style-name="P9">4. Check if full</text:p>
      <text:p text:style-name="P9">5. Display</text:p>
      <text:p text:style-name="P9">0. Exit</text:p>
      <text:p text:style-name="P9">Enter your choice_3</text:p>
      <text:p text:style-name="P9"/>
      <text:p text:style-name="P9">Queue empty</text:p>
      <text:p text:style-name="P9">Enter your choice_1</text:p>
      <text:p text:style-name="P9">Enter data : 1</text:p>
      <text:p text:style-name="P9"/>
      <text:p text:style-name="P9">Enter your choice_1</text:p>
      <text:p text:style-name="P9">Enter data : 2</text:p>
      <text:p text:style-name="P9"/>
      <text:p text:style-name="P9">Enter your choice_1</text:p>
      <text:p text:style-name="P9">Enter data : 3</text:p>
      <text:p text:style-name="P9"/>
      <text:p text:style-name="P9">Enter your choice_1</text:p>
      <text:p text:style-name="P9">Enter data : 4</text:p>
      <text:p text:style-name="P9"/>
      <text:p text:style-name="P9">Enter your choice_5</text:p>
      <text:p text:style-name="P9">1 2 3 4 </text:p>
      <text:p text:style-name="P9">Enter your choice_4</text:p>
      <text:p text:style-name="P9"/>
      <text:p text:style-name="P9">Queue not full</text:p>
      <text:p text:style-name="P9">Enter your choice_2</text:p>
      <text:p text:style-name="P9"/>
      <text:p text:style-name="P9">Enter your choice_5</text:p>
      <text:p text:style-name="P9">2 3 4</text:p>
      <text:p text:style-name="P9"/>
      <text:p text:style-name="P7">DISCUSSION:</text:p>
      <text:p text:style-name="P2"/>
      <text:list xml:id="list658124342" text:style-name="L1">
        <text:list-item>
          <text:list>
            <text:list-item>
              <text:list>
                <text:list-item>
                  <text:p text:style-name="P13">Stacks and Queues are implemented by structures.</text:p>
                </text:list-item>
                <text:list-item>
                  <text:p text:style-name="P13"><text:soft-page-break/>The data parts are all considered as integers.</text:p>
                </text:list-item>
                <text:list-item>
                  <text:p text:style-name="P13">The stack operations are implemented in seperate header fil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17:14:31</meta:creation-date>
    <meta:editing-duration>PT00H23M08S</meta:editing-duration>
    <meta:editing-cycles>23</meta:editing-cycles>
    <meta:generator>OpenOffice.org/3.2$Unix OpenOffice.org_project/320m12$Build-9483</meta:generator>
    <dc:date>2011-07-21T09:34:45</dc:date>
    <meta:document-statistic meta:table-count="0" meta:image-count="0" meta:object-count="0" meta:page-count="4" meta:paragraph-count="207" meta:word-count="479" meta:character-count="3539"/>
  </office:meta>
</office:document-meta>
</file>